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Roman" svg:font-family="Times-Roman" style:font-family-generic="roman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2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3" style:family="paragraph" style:parent-style-name="Standard">
      <style:text-properties style:font-name="Arial" fo:font-size="9pt" style:font-name-asian="Arial1" style:font-size-asian="9pt" style:font-name-complex="Arial1" style:font-size-complex="9pt"/>
    </style:style>
    <style:style style:name="P4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text-properties style:font-name="Arial" fo:font-size="8pt" style:font-name-asian="Arial1" style:font-size-asian="8pt" style:font-name-complex="Arial1" style:font-size-complex="8pt"/>
    </style:style>
    <style:style style:name="P6" style:family="paragraph" style:parent-style-name="Standard">
      <style:text-properties style:font-name="Calibri1" fo:font-size="9pt" style:font-name-asian="Arial1" style:font-size-asian="9pt" style:font-name-complex="Arial1" style:font-size-complex="9pt"/>
    </style:style>
    <style:style style:name="P7" style:family="paragraph" style:parent-style-name="Standard">
      <style:text-properties style:font-name="Calibri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>
      <style:text-properties style:font-name="Calibri1" fo:font-weight="bold" style:font-name-asian="Arial1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1" fo:font-weight="bold" style:font-name-asian="Arial1" style:font-weight-asian="bold" style:font-name-complex="Arial1" style:font-weight-complex="bold"/>
    </style:style>
    <style:style style:name="P10" style:family="paragraph" style:parent-style-name="Standard">
      <style:paragraph-properties fo:margin-top="0.14mm" fo:margin-bottom="0mm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top="0.14mm" fo:margin-bottom="0mm"/>
      <style:text-properties style:font-name="Arial" fo:font-size="8pt" style:font-name-asian="Arial1" style:font-size-asian="8pt" style:font-name-complex="Arial1" style:font-size-complex="8pt"/>
    </style:style>
    <style:style style:name="P12" style:family="paragraph" style:parent-style-name="Standard">
      <style:paragraph-properties fo:margin-left="1.91mm" fo:margin-right="0mm" style:line-height-at-least="0.35mm" fo:text-indent="0mm" style:auto-text-indent="false"/>
      <style:text-properties style:font-name="Arial" fo:font-size="1pt" style:font-name-asian="Arial1" style:font-size-asian="1pt" style:font-name-complex="Arial1" style:font-size-complex="1pt"/>
    </style:style>
    <style:style style:name="P13" style:family="paragraph" style:parent-style-name="Heading_20_1">
      <style:text-properties style:font-name="Calibri1"/>
    </style:style>
    <style:style style:name="P14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style:font-name="Calibri1"/>
    </style:style>
    <style:style style:name="P15" style:family="paragraph" style:parent-style-name="Text_20_body">
      <style:paragraph-properties fo:margin-left="0mm" fo:margin-right="0mm" fo:line-height="166%" fo:text-align="justify" style:justify-single-word="false" fo:text-indent="0mm" style:auto-text-indent="false"/>
      <style:text-properties fo:color="#57575e" style:font-name="Calibri1" fo:font-size="11pt" fo:letter-spacing="0.44mm" style:font-size-asian="11pt" style:font-size-complex="11pt" style:text-scale="110%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1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1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 fo:break-before="auto" fo:break-after="auto"/>
      <style:text-properties fo:color="#3d3b44" style:font-name="Arial" fo:font-size="26.5pt" fo:language="en" fo:country="SG" fo:font-style="normal" style:text-underline-style="none" fo:font-weight="bold" style:font-name-asian="Calibri2" style:font-size-asian="26.5pt" style:language-asian="zh" style:country-asian="CN" style:font-style-asian="normal" style:font-weight-asian="bold" style:font-name-complex="Courier New" style:font-size-complex="16pt" style:font-style-complex="normal" style:font-weight-complex="bold" style:text-scale="85%"/>
    </style:style>
    <style:style style:name="P19" style:family="paragraph" style:parent-style-name="Text_20_body">
      <style:paragraph-properties fo:margin-left="3.16mm" fo:margin-right="0mm" fo:text-indent="0mm" style:auto-text-indent="false"/>
      <style:text-properties style:font-name="Calibri1"/>
    </style:style>
    <style:style style:name="P20" style:family="paragraph" style:parent-style-name="Standard" style:master-page-name="">
      <style:paragraph-properties style:page-number="auto"/>
      <style:text-properties style:font-name="Calibri1" fo:font-size="10pt" style:font-name-asian="Arial1" style:font-size-asian="10pt" style:font-name-complex="Arial1" style:font-size-complex="10pt"/>
    </style:style>
    <style:style style:name="P21" style:family="paragraph" style:parent-style-name="Standard">
      <style:paragraph-properties fo:margin-top="0.05mm" fo:margin-bottom="0mm"/>
      <style:text-properties style:font-name="Calibri1" style:font-name-asian="Arial1" style:font-name-complex="Arial1"/>
    </style:style>
    <style:style style:name="P22" style:family="paragraph" style:parent-style-name="Standard">
      <style:paragraph-properties fo:margin-top="0.16mm" fo:margin-bottom="0mm"/>
      <style:text-properties style:font-name="Calibri1" fo:font-size="12.5pt" style:font-name-asian="Arial1" style:font-size-asian="12.5pt" style:font-name-complex="Arial1" style:font-size-complex="12.5pt"/>
    </style:style>
    <style:style style:name="P23" style:family="paragraph" style:parent-style-name="Standard">
      <style:paragraph-properties fo:margin-top="4.23mm" fo:margin-bottom="4.23mm" fo:text-align="justify" style:justify-single-word="false"/>
      <style:text-properties style:font-name="Calibri1"/>
    </style:style>
    <style:style style:name="P24" style:family="paragraph" style:parent-style-name="Text_20_body">
      <style:paragraph-properties fo:margin-left="3.07mm" fo:margin-right="6.77mm" fo:margin-top="1.41mm" fo:margin-bottom="0mm" fo:line-height="109%" fo:text-indent="-0.18mm" style:auto-text-indent="false"/>
    </style:style>
    <style:style style:name="P25" style:family="paragraph" style:parent-style-name="Text_20_body" style:master-page-name="">
      <style:paragraph-properties fo:margin-left="3.07mm" fo:margin-right="6.77mm" fo:margin-top="1.41mm" fo:margin-bottom="0mm" fo:line-height="109%" fo:text-indent="-0.18mm" style:auto-text-indent="false" style:page-number="auto"/>
    </style:style>
    <style:style style:name="P26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7" style:family="paragraph" style:parent-style-name="Text_20_body">
      <style:paragraph-properties fo:margin-left="3mm" fo:margin-right="0mm" fo:line-height="107%" fo:text-indent="0.49mm" style:auto-text-indent="false"/>
      <style:text-properties fo:color="#000000" style:font-name="Calibri" fo:font-size="11pt" fo:letter-spacing="0.39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8" style:family="paragraph" style:parent-style-name="No_20_Spacing">
      <style:text-properties style:font-name="Calibri1" fo:font-size="11pt" style:font-size-asian="11pt" style:font-size-complex="11pt"/>
    </style:style>
    <style:style style:name="P29" style:family="paragraph" style:parent-style-name="Text_20_body">
      <style:paragraph-properties fo:margin-top="2.43mm" fo:margin-bottom="0mm"/>
      <style:text-properties fo:color="#57575e" style:font-name="Calibri1" fo:font-size="11pt" fo:letter-spacing="0.09mm" fo:language="en" fo:country="US" style:font-name-asian="SimSun" style:font-size-asian="11pt" style:language-asian="zh" style:country-asian="CN" style:font-size-complex="11pt"/>
    </style:style>
    <style:style style:name="P30" style:family="paragraph" style:parent-style-name="Standard" style:master-page-name="Standard">
      <style:paragraph-properties fo:margin-top="0.14mm" fo:margin-bottom="0mm" style:page-number="auto"/>
      <style:text-properties style:font-name="Times New Roman" fo:font-size="8.5pt" style:font-name-asian="Times New Roman1" style:font-size-asian="8.5pt" style:font-name-complex="Times New Roman1" style:font-size-complex="8.5pt"/>
    </style:style>
    <style:style style:name="P31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name-asian="Arial1" style:font-size-asian="11pt" style:font-weight-asian="normal" style:font-name-complex="Arial2" style:font-size-complex="11pt" style:font-weight-complex="normal"/>
    </style:style>
    <style:style style:name="P32" style:family="paragraph" style:parent-style-name="Standard">
      <style:paragraph-properties fo:margin-left="3.16mm" fo:margin-right="0mm" fo:margin-top="0mm" fo:margin-bottom="0mm" fo:line-height="100%" fo:text-align="start" style:justify-single-word="false" fo:text-indent="0mm" style:auto-text-indent="false"/>
      <style:text-properties fo:color="#000000" style:font-name="Times-Roman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1" style:family="text">
      <style:text-properties fo:color="#3d3b44" style:text-underline-style="solid" style:text-underline-width="bold" style:text-underline-color="#000000" style:text-scale="90%"/>
    </style:style>
    <style:style style:name="T2" style:family="text">
      <style:text-properties fo:color="#3d3b44" fo:letter-spacing="0.16mm" style:text-underline-style="solid" style:text-underline-width="bold" style:text-underline-color="#000000" style:text-scale="90%"/>
    </style:style>
    <style:style style:name="T3" style:family="text">
      <style:text-properties fo:color="#3d3b44" fo:letter-spacing="0.04mm" style:text-underline-style="solid" style:text-underline-width="bold" style:text-underline-color="#000000" style:text-scale="90%"/>
    </style:style>
    <style:style style:name="T4" style:family="text">
      <style:text-properties fo:color="#57575e"/>
    </style:style>
    <style:style style:name="T5" style:family="text">
      <style:text-properties fo:color="#57575e" style:text-scale="105%"/>
    </style:style>
    <style:style style:name="T6" style:family="text">
      <style:text-properties fo:color="#57575e" fo:letter-spacing="0.18mm" style:text-scale="105%"/>
    </style:style>
    <style:style style:name="T7" style:family="text">
      <style:text-properties fo:color="#57575e" fo:letter-spacing="0.16mm" style:text-scale="105%"/>
    </style:style>
    <style:style style:name="T8" style:family="text">
      <style:text-properties fo:color="#57575e" fo:letter-spacing="-0.05mm" style:text-scale="105%"/>
    </style:style>
    <style:style style:name="T9" style:family="text">
      <style:text-properties fo:color="#57575e" fo:letter-spacing="-0.55mm" style:text-scale="105%"/>
    </style:style>
    <style:style style:name="T10" style:family="text">
      <style:text-properties fo:color="#57575e" fo:letter-spacing="0.48mm"/>
    </style:style>
    <style:style style:name="T11" style:family="text">
      <style:text-properties fo:color="#57575e" style:text-scale="109%"/>
    </style:style>
    <style:style style:name="T12" style:family="text">
      <style:text-properties fo:color="#57575e" fo:letter-spacing="-0.04mm"/>
    </style:style>
    <style:style style:name="T13" style:family="text">
      <style:text-properties fo:color="#57575e" fo:letter-spacing="0.19mm" style:text-scale="105%"/>
    </style:style>
    <style:style style:name="T14" style:family="text">
      <style:text-properties fo:color="#57575e" style:text-underline-style="solid" style:text-underline-width="bold" style:text-underline-color="#000000" style:text-scale="90%"/>
    </style:style>
    <style:style style:name="T15" style:family="text">
      <style:text-properties fo:color="#57575e" fo:letter-spacing="-0.46mm" style:text-underline-style="solid" style:text-underline-width="bold" style:text-underline-color="#000000" style:text-scale="90%"/>
    </style:style>
    <style:style style:name="T16" style:family="text">
      <style:text-properties fo:color="#57575e" fo:letter-spacing="0.65mm" style:text-scale="110%"/>
    </style:style>
    <style:style style:name="T17" style:family="text">
      <style:text-properties fo:color="#57575e" fo:letter-spacing="0.76mm" style:text-scale="110%"/>
    </style:style>
    <style:style style:name="T18" style:family="text">
      <style:text-properties fo:color="#57575e" style:text-scale="110%"/>
    </style:style>
    <style:style style:name="T19" style:family="text">
      <style:text-properties fo:color="#57575e" fo:font-size="11pt" style:font-size-asian="11pt" style:font-size-complex="11pt" style:text-scale="110%"/>
    </style:style>
    <style:style style:name="T20" style:family="text">
      <style:text-properties fo:color="#57575e" fo:font-size="11pt" style:font-size-asian="11pt" style:font-size-complex="11pt" style:text-scale="95%"/>
    </style:style>
    <style:style style:name="T21" style:family="text">
      <style:text-properties fo:color="#57575e" fo:font-size="11pt" fo:letter-spacing="0.65mm" style:font-size-asian="11pt" style:font-size-complex="11pt" style:text-scale="110%"/>
    </style:style>
    <style:style style:name="T22" style:family="text">
      <style:text-properties fo:color="#57575e" fo:font-size="11pt" fo:letter-spacing="0.69mm" style:font-size-asian="11pt" style:font-size-complex="11pt" style:text-scale="110%"/>
    </style:style>
    <style:style style:name="T23" style:family="text">
      <style:text-properties fo:color="#57575e" fo:font-size="11pt" fo:letter-spacing="0.95mm" style:font-size-asian="11pt" style:font-size-complex="11pt" style:text-scale="110%"/>
    </style:style>
    <style:style style:name="T24" style:family="text">
      <style:text-properties fo:color="#57575e" fo:font-size="11pt" fo:letter-spacing="0.79mm" style:font-size-asian="11pt" style:font-size-complex="11pt" style:text-scale="110%"/>
    </style:style>
    <style:style style:name="T25" style:family="text">
      <style:text-properties fo:color="#57575e" fo:font-size="11pt" fo:letter-spacing="0.76mm" style:font-size-asian="11pt" style:font-size-complex="11pt" style:text-scale="110%"/>
    </style:style>
    <style:style style:name="T26" style:family="text">
      <style:text-properties fo:color="#57575e" fo:font-size="11pt" fo:letter-spacing="0.71mm" style:font-size-asian="11pt" style:font-size-complex="11pt" style:text-scale="110%"/>
    </style:style>
    <style:style style:name="T27" style:family="text">
      <style:text-properties fo:color="#57575e" fo:font-size="11pt" fo:letter-spacing="0.39mm" style:font-size-asian="11pt" style:font-size-complex="11pt" style:text-scale="113%"/>
    </style:style>
    <style:style style:name="T28" style:family="text">
      <style:text-properties fo:color="#57575e" fo:font-size="11pt" fo:letter-spacing="0.39mm" style:font-size-asian="11pt" style:font-size-complex="11pt" style:text-scale="110%"/>
    </style:style>
    <style:style style:name="T29" style:family="text">
      <style:text-properties fo:color="#57575e" fo:font-size="11pt" fo:letter-spacing="0.26mm" style:font-size-asian="11pt" style:font-size-complex="11pt" style:text-scale="110%"/>
    </style:style>
    <style:style style:name="T30" style:family="text">
      <style:text-properties fo:color="#57575e" fo:font-size="11pt" fo:letter-spacing="0.04mm" style:font-size-asian="11pt" style:font-size-complex="11pt" style:text-scale="110%"/>
    </style:style>
    <style:style style:name="T31" style:family="text">
      <style:text-properties fo:color="#57575e" fo:font-size="11pt" fo:letter-spacing="0.41mm" style:font-size-asian="11pt" style:font-size-complex="11pt" style:text-scale="110%"/>
    </style:style>
    <style:style style:name="T32" style:family="text">
      <style:text-properties fo:color="#57575e" fo:font-size="11pt" fo:letter-spacing="0.19mm" style:font-size-asian="11pt" style:font-size-complex="11pt" style:text-scale="110%"/>
    </style:style>
    <style:style style:name="T33" style:family="text">
      <style:text-properties fo:color="#57575e" fo:font-size="11pt" fo:letter-spacing="0.44mm" style:font-size-asian="11pt" style:font-size-complex="11pt" style:text-scale="110%"/>
    </style:style>
    <style:style style:name="T34" style:family="text">
      <style:text-properties fo:color="#57575e" fo:letter-spacing="0.69mm" style:text-scale="110%"/>
    </style:style>
    <style:style style:name="T35" style:family="text">
      <style:text-properties fo:color="#57575e" fo:letter-spacing="0.95mm" style:text-scale="110%"/>
    </style:style>
    <style:style style:name="T36" style:family="text">
      <style:text-properties fo:color="#57575e" fo:letter-spacing="0.79mm" style:text-scale="110%"/>
    </style:style>
    <style:style style:name="T37" style:family="text">
      <style:text-properties fo:color="#57575e" fo:letter-spacing="0.71mm" style:text-scale="110%"/>
    </style:style>
    <style:style style:name="T38" style:family="text">
      <style:text-properties fo:color="#57575e" style:text-scale="95%"/>
    </style:style>
    <style:style style:name="T39" style:family="text">
      <style:text-properties fo:color="#57575e" fo:letter-spacing="0.39mm" style:text-scale="113%"/>
    </style:style>
    <style:style style:name="T40" style:family="text">
      <style:text-properties fo:color="#57575e" fo:letter-spacing="0.39mm" style:text-scale="110%"/>
    </style:style>
    <style:style style:name="T41" style:family="text">
      <style:text-properties fo:color="#83858a" style:text-scale="95%"/>
    </style:style>
    <style:style style:name="T42" style:family="text">
      <style:text-properties fo:color="#83858a" fo:letter-spacing="-0.56mm" style:text-scale="95%"/>
    </style:style>
    <style:style style:name="T43" style:family="text">
      <style:text-properties fo:color="#6e7075"/>
    </style:style>
    <style:style style:name="T44" style:family="text">
      <style:text-properties fo:color="#6e7075" fo:letter-spacing="-0.49mm"/>
    </style:style>
    <style:style style:name="T45" style:family="text">
      <style:text-properties fo:color="#6e7075" fo:font-size="11pt" style:font-size-asian="11pt" style:font-size-complex="11pt" style:text-scale="110%"/>
    </style:style>
    <style:style style:name="T46" style:family="text">
      <style:text-properties fo:color="#6e7075" fo:font-size="11pt" fo:letter-spacing="0.64mm" style:font-size-asian="11pt" style:font-size-complex="11pt" style:text-scale="110%"/>
    </style:style>
    <style:style style:name="T47" style:family="text">
      <style:text-properties fo:color="#6e7075" style:text-scale="110%"/>
    </style:style>
    <style:style style:name="T48" style:family="text">
      <style:text-properties fo:color="#6e7075" fo:letter-spacing="0.64mm" style:text-scale="110%"/>
    </style:style>
    <style:style style:name="T49" style:family="text">
      <style:text-properties fo:color="#000000" style:font-name="Calibri1" fo:font-size="11pt" fo:letter-spacing="-0.55mm" fo:language="en" fo:country="SG" fo:font-style="normal" style:text-underline-style="none" fo:font-weight="bold" style:font-name-asian="SimSun" style:font-size-asian="11pt" style:language-asian="zh" style:country-asian="CN" style:font-style-asian="normal" style:font-weight-asian="bold" style:font-name-complex="Arial2" style:font-size-complex="11pt" style:font-style-complex="normal" style:font-weight-complex="bold" style:text-scale="105%"/>
    </style:style>
    <style:style style:name="T50" style:family="text">
      <style:text-properties fo:color="#000000" style:font-name="Calibri1" fo:font-size="11pt" fo:letter-spacing="-0.49mm" fo:language="en" fo:country="US" style:font-name-asian="SimSun" style:font-size-asian="11pt" style:language-asian="zh" style:country-asian="CN" style:font-size-complex="11pt"/>
    </style:style>
    <style:style style:name="T51" style:family="text">
      <style:text-properties fo:color="#000000" style:font-name="Calibri" fo:font-size="11pt" fo:letter-spacing="-0.56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T52" style:family="text">
      <style:text-properties fo:color="#000000" style:font-name="Calibri" fo:font-size="11pt" fo:letter-spacing="-0.56mm" style:font-size-asian="11pt" style:font-size-complex="11pt" style:text-scale="101%"/>
    </style:style>
    <style:style style:name="T53" style:family="text">
      <style:text-properties fo:color="#000000" fo:font-size="11pt" fo:letter-spacing="0.39mm" fo:language="en" fo:country="SG" fo:font-style="normal" style:text-underline-style="none" fo:font-weight="normal" style:font-name-asian="SimSun" style:font-size-asian="11pt" style:language-asian="zh" style:country-asian="CN" style:font-style-asian="normal" style:font-weight-asian="normal" style:font-name-complex="Arial2" style:font-size-complex="11pt" style:font-style-complex="normal" style:font-weight-complex="normal" style:text-scale="105%"/>
    </style:style>
    <style:style style:name="T54" style:family="text">
      <style:text-properties fo:color="#000000" fo:font-size="11pt" fo:letter-spacing="0.02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105%"/>
    </style:style>
    <style:style style:name="T5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56" style:family="text">
      <style:text-properties style:font-name-asian="Arial1" style:font-name-complex="Arial1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601*" fo:start-indent="0mm" fo:end-indent="36.78mm"/>
          <style:column style:rel-width="31934*" fo:start-indent="36.78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3838c" draw:stroke-linejoin="round" draw:fill="none" fo:min-height="0.04mm" fo:min-width="56.32mm" fo:padding-top="0.09mm" fo:padding-bottom="0.09mm" fo:padding-left="0.09mm" fo:padding-right="0.09mm" style:run-through="background"/>
    </style:style>
    <style:style style:name="gr5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  <style:style style:name="gr6" style:family="graphic">
      <style:graphic-properties draw:stroke="solid" svg:stroke-width="0.18mm" svg:stroke-color="#808387" draw:stroke-linejoin="round" draw:fill="none" fo:min-height="0.04mm" fo:min-width="56.32mm" fo:padding-top="0.09mm" fo:padding-bottom="0.09mm" fo:padding-left="0.09mm" fo:padding-right="0.09mm" style:run-through="background"/>
    </style:style>
    <style:style style:name="gr7" style:family="graphic">
      <style:graphic-properties draw:stroke="solid" svg:stroke-width="0.18mm" svg:stroke-color="#7c7c83" draw:stroke-linejoin="round" draw:fill="none" fo:min-height="0.04mm" fo:min-width="57.75mm" fo:padding-top="0.09mm" fo:padding-bottom="0.09mm" fo:padding-left="0.09mm" fo:padding-right="0.09mm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1" draw:z-index="1" draw:name="Group 11" draw:style-name="gr1">
        <draw:g draw:name="Group 12" draw:style-name="gr2">
          <draw:custom-shape draw:name="Freeform 13" draw:style-name="gr4" svg:width="56.33mm" svg:height="0.04mm" svg:x="0.09mm" svg:y="0.09mm">
            <text:p/>
            <draw:enhanced-geometry draw:type="0"/>
          </draw:custom-shape>
        </draw:g>
      </draw:g>
      <draw:g text:anchor-type="page" text:anchor-page-number="1" draw:z-index="2" draw:name="Group 8" draw:style-name="gr1">
        <draw:g draw:name="Group 9" draw:style-name="gr2">
          <draw:custom-shape draw:name="Freeform 10" draw:style-name="gr5" svg:width="57.6mm" svg:height="0.04mm" svg:x="0.09mm" svg:y="0.09mm">
            <text:p/>
            <draw:enhanced-geometry draw:type="0"/>
          </draw:custom-shape>
        </draw:g>
      </draw:g>
      <draw:g text:anchor-type="page" text:anchor-page-number="1" draw:z-index="3" draw:name="Group 5" draw:style-name="gr1">
        <draw:g draw:name="Group 6" draw:style-name="gr2">
          <draw:custom-shape draw:name="Freeform 7" draw:style-name="gr6" svg:width="56.33mm" svg:height="0.04mm" svg:x="0.09mm" svg:y="0.09mm">
            <text:p/>
            <draw:enhanced-geometry draw:type="0"/>
          </draw:custom-shape>
        </draw:g>
      </draw:g>
      <draw:g text:anchor-type="page" text:anchor-page-number="1" draw:z-index="4" draw:name="Group 2" draw:style-name="gr1">
        <draw:g draw:name="Group 3" draw:style-name="gr2">
          <draw:custom-shape draw:name="Freeform 4" draw:style-name="gr7" svg:width="57.7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30"/>
        <text:p text:style-name="P18"><text:placeholder text:placeholder-type="text">&lt;o.name&gt;</text:placeholder></text:p>
        <text:p text:style-name="P1"><text:span text:style-name="T5">(Company</text:span><text:span text:style-name="T6"> </text:span><text:span text:style-name="T5">Registration</text:span><text:span text:style-name="T7"> </text:span><text:span text:style-name="T5">No</text:span><text:span text:style-name="T8"> </text:span><text:span text:style-name="T5">:</text:span><text:span text:style-name="T9"> </text:span><text:span text:style-name="T49"><text:placeholder text:placeholder-type="text">&lt;o.uen&gt;</text:placeholder></text:span><text:span text:style-name="T5">}</text:span></text:p>
        <text:p text:style-name="P32"><text:placeholder text:placeholder-type="text">&lt;get_partner_full_address(o.id)&gt;</text:placeholder></text:p>
        <text:p text:style-name="P10"/>
        <text:p text:style-name="P12"/>
        <text:p text:style-name="P3"/>
        <text:p text:style-name="P3"/>
        <text:p text:style-name="P29"><text:placeholder text:placeholder-type="text">&lt;get_datenow()&gt;</text:placeholder></text:p>
        <text:p text:style-name="P4"/>
        <text:p text:style-name="P4"/>
        <text:p text:style-name="P11"/>
        <text:p text:style-name="P5"/>
      </text:section>
      <text:section text:style-name="Sect2" text:name="Section1">
        <text:p text:style-name="P25"><text:span text:style-name="T4">The <text:s/></text:span><text:span text:style-name="T10"><text:s/></text:span><text:span text:style-name="T4">Officer-in-Charge</text:span><text:span text:style-name="T11"> </text:span><text:span text:style-name="T41">ACR</text:span><text:span text:style-name="T42"> </text:span><text:span text:style-name="T51"><text:placeholder text:placeholder-type="text">&lt;o.name&gt;</text:placeholder></text:span></text:p>
        <text:p text:style-name="P26"><text:placeholder text:placeholder-type="text">&lt;o.street&gt;</text:placeholder></text:p>
        <text:p text:style-name="P27"><text:placeholder text:placeholder-type="text">&lt;o.street2&gt;</text:placeholder></text:p>
        <text:p text:style-name="P24"><text:span text:style-name="T51"><text:placeholder text:placeholder-type="text">&lt;o.country_id and o.country_id.name or ''&gt;</text:placeholder></text:span><text:span text:style-name="T52"> </text:span><text:span text:style-name="T51"><text:placeholder text:placeholder-type="text">&lt;o.zip&gt;</text:placeholder></text:span></text:p>
        <text:p text:style-name="P2"><text:span text:style-name="T4">Tel</text:span><text:span text:style-name="T12"> </text:span><text:span text:style-name="T43">:</text:span><text:span text:style-name="T44"> </text:span><text:span text:style-name="T50"><text:placeholder text:placeholder-type="text">&lt;o.phone&gt;</text:placeholder></text:span></text:p>
        <text:p text:style-name="Standard"/>
      </text:section>
      <text:section text:style-name="Sect1" text:name="Section2">
        <text:p text:style-name="P20"/>
        <text:p text:style-name="P21"/>
        <text:p text:style-name="P19"><text:span text:style-name="T5">Dear</text:span><text:span text:style-name="T13"> </text:span><text:span text:style-name="T5">Sir/Mdm</text:span></text:p>
        <text:p text:style-name="P6"/>
        <text:p text:style-name="P22"/>
        <text:h text:style-name="P13" text:outline-level="1"><text:span text:style-name="T1">RE </text:span><text:span text:style-name="T14">:</text:span><text:span text:style-name="T15"> </text:span><text:span text:style-name="T1">STRIKE</text:span><text:span text:style-name="T2"> </text:span><text:span text:style-name="T1">OFF</text:span><text:span text:style-name="T3"> </text:span><text:span text:style-name="T1">COMPANY</text:span></text:h>
        <text:p text:style-name="P7"/>
        <text:p text:style-name="P8"/>
        <text:p text:style-name="P14"><text:span text:style-name="T19">We, </text:span><text:span text:style-name="T21"><text:s/></text:span><text:span text:style-name="T19">the </text:span><text:span text:style-name="T22"><text:s/>directors and s</text:span><text:span text:style-name="T19">hareholders </text:span><text:span text:style-name="T23"><text:s/>of the company, </text:span><text:span text:style-name="T24"><text:s/></text:span><text:span text:style-name="T19">hereby </text:span><text:span text:style-name="T22"><text:s/></text:span><text:span text:style-name="T45">certify </text:span><text:span text:style-name="T46"><text:s/></text:span><text:span text:style-name="T19">that </text:span><text:span text:style-name="T25"><text:s/></text:span><text:span text:style-name="T19">the </text:span><text:span text:style-name="T26"><text:s/></text:span><text:span text:style-name="T19">company “</text:span><text:span text:style-name="T53"><text:placeholder text:placeholder-type="text">&lt;o.uen&gt;</text:placeholder></text:span><text:span text:style-name="T20">.</text:span><text:span text:style-name="T27">“ as per UEN#:</text:span><text:span text:style-name="T53"><text:placeholder text:placeholder-type="text">&lt;o.uen&gt;</text:placeholder></text:span><text:span text:style-name="T27">, </text:span><text:span text:style-name="T28"><text:s/></text:span><text:span text:style-name="T19">did</text:span><text:span text:style-name="T29"> </text:span><text:span text:style-name="T19">not</text:span><text:span text:style-name="T30"> </text:span><text:span text:style-name="T19">commence</text:span><text:span text:style-name="T31"> </text:span><text:span text:style-name="T19">business</text:span><text:span text:style-name="T32"> </text:span><text:span text:style-name="T19">since</text:span><text:span text:style-name="T29"> </text:span><text:span text:style-name="T19">incorporation</text:span><text:span text:style-name="T33">.</text:span></text:p>
        <text:p text:style-name="P15"/>
        <text:p text:style-name="P23"><text:span text:style-name="T18">We, </text:span><text:span text:style-name="T16"><text:s/></text:span><text:span text:style-name="T18">the </text:span><text:span text:style-name="T34"><text:s/>directors and s</text:span><text:span text:style-name="T18">hareholders </text:span><text:span text:style-name="T35"><text:s/>of the company, </text:span><text:span text:style-name="T36"><text:s/></text:span><text:span text:style-name="T18">hereby </text:span><text:span text:style-name="T34"><text:s/></text:span><text:span text:style-name="T47">certify </text:span><text:span text:style-name="T48"><text:s/></text:span><text:span text:style-name="T18">that </text:span><text:span text:style-name="T17"><text:s/></text:span><text:span text:style-name="T18">the </text:span><text:span text:style-name="T37"><text:s/></text:span><text:span text:style-name="T18">company “</text:span><text:span text:style-name="T54"><text:placeholder text:placeholder-type="text">&lt;o.name&gt;</text:placeholder></text:span><text:span text:style-name="T38">.</text:span><text:span text:style-name="T39">“ as per UEN#:</text:span><text:span text:style-name="T53"><text:placeholder text:placeholder-type="text">&lt;o.uen&gt;</text:placeholder></text:span><text:span text:style-name="T39">, </text:span><text:span text:style-name="T40"><text:s/>has not commenced business since incorporation, to date it has no assets and liabilities.</text:span><text:span text:style-name="T56"> </text:span></text:p>
        <text:p text:style-name="P8"/>
        <text:p text:style-name="P9">CERTIFIED AND CONFIRMED BY :</text:p>
        <text:p text:style-name="P17"><text:placeholder text:placeholder-type="text">&lt;for each="line in get_2directorin1line(o.id)"&gt;</text:placeholder></text:p>
        <text:p text:style-name="P28"/>
        <text:p text:style-name="P28"/>
        <text:p text:style-name="P28"/>
        <text:p text:style-name="P28">__________________________________ <text:s text:c="14"/><text:span text:style-name="T55"><text:placeholder text:placeholder-type="text">&lt;if test="line['director2']!=''"&gt;</text:placeholder></text:span>_________________________________<text:span text:style-name="T55"><text:placeholder text:placeholder-type="text">&lt;/if&gt;</text:placeholder></text:span></text:p>
        <text:p text:style-name="P16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  <text:p text:style-name="P28">Director<text:tab/><text:tab/><text:tab/><text:tab/><text:tab/><text:tab/> <text:span text:style-name="T55"><text:placeholder text:placeholder-type="text">&lt;if test="line['director2']!=''"&gt;</text:placeholder></text:span>Director<text:span text:style-name="T55"><text:placeholder text:placeholder-type="text">&lt;/if&gt;</text:placeholder></text:span> <text:s text:c="18"/></text:p>
        <text:p text:style-name="P31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Roman" svg:font-family="Times-Roman" style:font-family-generic="roman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margin-top="0mm" fo:margin-bottom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26</meta:editing-cycles>
    <meta:creation-date>2014-12-25T17:38:00</meta:creation-date>
    <dc:date>2015-12-18T11:13:20</dc:date>
    <meta:editing-duration>PT2M33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103" meta:character-count="990" meta:non-whitespace-character-count="846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